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pid</text:p>
          </table:table-cell>
          <table:table-cell office:value-type="string">
            <text:p>cpc1</text:p>
          </table:table-cell>
          <table:table-cell office:value-type="string">
            <text:p>cpc2</text:p>
          </table:table-cell>
          <table:table-cell office:value-type="string">
            <text:p>cpc3</text:p>
          </table:table-cell>
          <table:table-cell office:value-type="string">
            <text:p><text:s text:c="2"/>tech area</text:p>
          </table:table-cell>
        </table:table-row>
        <table:table-row table:style-name="ro1">
          <table:table-cell office:value-type="string">
            <text:p>pat0000</text:p>
          </table:table-cell>
          <table:table-cell office:value-type="string">
            <text:p>H02M</text:p>
          </table:table-cell>
          <table:table-cell office:value-type="string">
            <text:p>Y02B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01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02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0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04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05</text:p>
          </table:table-cell>
          <table:table-cell office:value-type="string">
            <text:p>H02J</text:p>
          </table:table-cell>
          <table:table-cell office:value-type="string">
            <text:p>Y02B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06</text:p>
          </table:table-cell>
          <table:table-cell office:value-type="string">
            <text:p>Y04S</text:p>
          </table:table-cell>
          <table:table-cell office:value-type="string">
            <text:p>G01D</text:p>
          </table:table-cell>
          <table:table-cell office:value-type="string">
            <text:p>G06Q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0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E06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08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09</text:p>
          </table:table-cell>
          <table:table-cell office:value-type="string">
            <text:p>F01K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10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11</text:p>
          </table:table-cell>
          <table:table-cell office:value-type="string">
            <text:p>E04D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1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13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14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G08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15</text:p>
          </table:table-cell>
          <table:table-cell office:value-type="string">
            <text:p>G08B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16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17</text:p>
          </table:table-cell>
          <table:table-cell office:value-type="string">
            <text:p>G01D</text:p>
          </table:table-cell>
          <table:table-cell office:value-type="string">
            <text:p>H05B</text:p>
          </table:table-cell>
          <table:table-cell office:value-type="string">
            <text:p>G08C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18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19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20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G06Q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21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22</text:p>
          </table:table-cell>
          <table:table-cell office:value-type="string">
            <text:p>G01W</text:p>
          </table:table-cell>
          <table:table-cell office:value-type="string">
            <text:p>Y02B</text:p>
          </table:table-cell>
          <table:table-cell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023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24</text:p>
          </table:table-cell>
          <table:table-cell office:value-type="string">
            <text:p>Y04S</text:p>
          </table:table-cell>
          <table:table-cell office:value-type="string">
            <text:p>G01D</text:p>
          </table:table-cell>
          <table:table-cell office:value-type="string">
            <text:p>H04Q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25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26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27</text:p>
          </table:table-cell>
          <table:table-cell office:value-type="string">
            <text:p>G01D</text:p>
          </table:table-cell>
          <table:table-cell office:value-type="string">
            <text:p>H04Q</text:p>
          </table:table-cell>
          <table:table-cell office:value-type="string">
            <text:p>Y04S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28</text:p>
          </table:table-cell>
          <table:table-cell office:value-type="string">
            <text:p>H01R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29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30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31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32</text:p>
          </table:table-cell>
          <table:table-cell office:value-type="string">
            <text:p>H02M</text:p>
          </table:table-cell>
          <table:table-cell office:value-type="string">
            <text:p>Y02B</text:p>
          </table:table-cell>
          <table:table-cell office:value-type="string">
            <text:p>G05F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33</text:p>
          </table:table-cell>
          <table:table-cell office:value-type="string">
            <text:p>H05K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34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35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36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37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38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3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4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R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41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42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43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44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45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46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4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48</text:p>
          </table:table-cell>
          <table:table-cell office:value-type="string">
            <text:p>H04Q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49</text:p>
          </table:table-cell>
          <table:table-cell office:value-type="string">
            <text:p>F24J</text:p>
          </table:table-cell>
          <table:table-cell office:value-type="string">
            <text:p>G06F</text:p>
          </table:table-cell>
          <table:table-cell office:value-type="string">
            <text:p>Y02E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050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51</text:p>
          </table:table-cell>
          <table:table-cell office:value-type="string">
            <text:p>G01W</text:p>
          </table:table-cell>
          <table:table-cell table:number-columns-repeated="2"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052</text:p>
          </table:table-cell>
          <table:table-cell office:value-type="string">
            <text:p>G06Q</text:p>
          </table:table-cell>
          <table:table-cell office:value-type="string">
            <text:p>Y04S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5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54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55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56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57</text:p>
          </table:table-cell>
          <table:table-cell office:value-type="string">
            <text:p>E04F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5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5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60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61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62</text:p>
          </table:table-cell>
          <table:table-cell office:value-type="string">
            <text:p>G05F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6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64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65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66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 office:value-type="string">
            <text:p>H01R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69</text:p>
          </table:table-cell>
          <table:table-cell office:value-type="string">
            <text:p>Y02E</text:p>
          </table:table-cell>
          <table:table-cell office:value-type="string">
            <text:p>H05K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70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71</text:p>
          </table:table-cell>
          <table:table-cell office:value-type="string">
            <text:p>H01L</text:p>
          </table:table-cell>
          <table:table-cell office:value-type="string">
            <text:p>E04D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72</text:p>
          </table:table-cell>
          <table:table-cell office:value-type="string">
            <text:p>G01J</text:p>
          </table:table-cell>
          <table:table-cell office:value-type="string">
            <text:p>G01C</text:p>
          </table:table-cell>
          <table:table-cell office:value-type="string">
            <text:p>G01W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07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G01S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74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76</text:p>
          </table:table-cell>
          <table:table-cell office:value-type="string">
            <text:p>G01D</text:p>
          </table:table-cell>
          <table:table-cell office:value-type="string">
            <text:p>G06Q</text:p>
          </table:table-cell>
          <table:table-cell office:value-type="string">
            <text:p>H04W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77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78</text:p>
          </table:table-cell>
          <table:table-cell office:value-type="string">
            <text:p>C09K</text:p>
          </table:table-cell>
          <table:table-cell office:value-type="string">
            <text:p>G06F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79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80</text:p>
          </table:table-cell>
          <table:table-cell office:value-type="string">
            <text:p>H02H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81</text:p>
          </table:table-cell>
          <table:table-cell office:value-type="string">
            <text:p>Y04S</text:p>
          </table:table-cell>
          <table:table-cell office:value-type="string">
            <text:p>H02J</text:p>
          </table:table-cell>
          <table:table-cell office:value-type="string">
            <text:p>Y04S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8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8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84</text:p>
          </table:table-cell>
          <table:table-cell office:value-type="string">
            <text:p>H02J</text:p>
          </table:table-cell>
          <table:table-cell office:value-type="string">
            <text:p>G01D</text:p>
          </table:table-cell>
          <table:table-cell office:value-type="string">
            <text:p>Y02B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85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86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87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88</text:p>
          </table:table-cell>
          <table:table-cell office:value-type="string">
            <text:p>H02J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89</text:p>
          </table:table-cell>
          <table:table-cell office:value-type="string">
            <text:p>H02H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90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091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92</text:p>
          </table:table-cell>
          <table:table-cell office:value-type="string">
            <text:p>G06Q</text:p>
          </table:table-cell>
          <table:table-cell office:value-type="string">
            <text:p>Y04S</text:p>
          </table:table-cell>
          <table:table-cell office:value-type="string">
            <text:p>Y02E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93</text:p>
          </table:table-cell>
          <table:table-cell office:value-type="string">
            <text:p>B64G</text:p>
          </table:table-cell>
          <table:table-cell office:value-type="string">
            <text:p>H02J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94</text:p>
          </table:table-cell>
          <table:table-cell office:value-type="string">
            <text:p>H01M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095</text:p>
          </table:table-cell>
          <table:table-cell office:value-type="string">
            <text:p>F24J</text:p>
          </table:table-cell>
          <table:table-cell office:value-type="string">
            <text:p>H01Q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96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9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98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099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00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01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02</text:p>
          </table:table-cell>
          <table:table-cell office:value-type="string">
            <text:p>G01R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03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05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06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07</text:p>
          </table:table-cell>
          <table:table-cell office:value-type="string">
            <text:p>H02J</text:p>
          </table:table-cell>
          <table:table-cell office:value-type="string">
            <text:p>Y02B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0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10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11</text:p>
          </table:table-cell>
          <table:table-cell office:value-type="string">
            <text:p>Y02E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1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13</text:p>
          </table:table-cell>
          <table:table-cell office:value-type="string">
            <text:p>G06F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114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15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16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17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18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19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20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21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2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23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24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25</text:p>
          </table:table-cell>
          <table:table-cell office:value-type="string">
            <text:p>E04D</text:p>
          </table:table-cell>
          <table:table-cell office:value-type="string">
            <text:p>H01L</text:p>
          </table:table-cell>
          <table:table-cell office:value-type="string">
            <text:p>E04D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26</text:p>
          </table:table-cell>
          <table:table-cell office:value-type="string">
            <text:p>G01J</text:p>
          </table:table-cell>
          <table:table-cell office:value-type="string">
            <text:p>G01C</text:p>
          </table:table-cell>
          <table:table-cell office:value-type="string">
            <text:p>G01W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12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2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31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32</text:p>
          </table:table-cell>
          <table:table-cell office:value-type="string">
            <text:p>G01J</text:p>
          </table:table-cell>
          <table:table-cell office:value-type="string">
            <text:p>G01S</text:p>
          </table:table-cell>
          <table:table-cell office:value-type="string">
            <text:p>G01W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133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34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35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36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37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38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3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40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41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42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4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44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45</text:p>
          </table:table-cell>
          <table:table-cell office:value-type="string">
            <text:p>G05B</text:p>
          </table:table-cell>
          <table:table-cell office:value-type="string">
            <text:p>Y02E</text:p>
          </table:table-cell>
          <table:table-cell office:value-type="string">
            <text:p>G06F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46</text:p>
          </table:table-cell>
          <table:table-cell office:value-type="string">
            <text:p>G05B</text:p>
          </table:table-cell>
          <table:table-cell office:value-type="string">
            <text:p>H02J</text:p>
          </table:table-cell>
          <table:table-cell office:value-type="string">
            <text:p>G05B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47</text:p>
          </table:table-cell>
          <table:table-cell office:value-type="string">
            <text:p>G05F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48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49</text:p>
          </table:table-cell>
          <table:table-cell office:value-type="string">
            <text:p>H02H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50</text:p>
          </table:table-cell>
          <table:table-cell office:value-type="string">
            <text:p>G06Q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51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52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53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54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55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56</text:p>
          </table:table-cell>
          <table:table-cell office:value-type="string">
            <text:p>Y02B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57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58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59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60</text:p>
          </table:table-cell>
          <table:table-cell office:value-type="string">
            <text:p>G06Q</text:p>
          </table:table-cell>
          <table:table-cell office:value-type="string">
            <text:p>Y04S</text:p>
          </table:table-cell>
          <table:table-cell office:value-type="string">
            <text:p>Y02E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61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62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63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65</text:p>
          </table:table-cell>
          <table:table-cell office:value-type="string">
            <text:p>F16M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66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67</text:p>
          </table:table-cell>
          <table:table-cell office:value-type="string">
            <text:p>G05F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6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69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70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71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72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73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H01M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74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75</text:p>
          </table:table-cell>
          <table:table-cell office:value-type="string">
            <text:p>H02M</text:p>
          </table:table-cell>
          <table:table-cell office:value-type="string">
            <text:p>G05F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76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77</text:p>
          </table:table-cell>
          <table:table-cell office:value-type="string">
            <text:p>G01W</text:p>
          </table:table-cell>
          <table:table-cell table:number-columns-repeated="2"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178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79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80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81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82</text:p>
          </table:table-cell>
          <table:table-cell office:value-type="string">
            <text:p>H02H</text:p>
          </table:table-cell>
          <table:table-cell office:value-type="string">
            <text:p>Y02E</text:p>
          </table:table-cell>
          <table:table-cell office:value-type="string">
            <text:p>G06Q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183</text:p>
          </table:table-cell>
          <table:table-cell office:value-type="string">
            <text:p>H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84</text:p>
          </table:table-cell>
          <table:table-cell office:value-type="string">
            <text:p>H02J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85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86</text:p>
          </table:table-cell>
          <table:table-cell office:value-type="string">
            <text:p>Y02E</text:p>
          </table:table-cell>
          <table:table-cell office:value-type="string">
            <text:p>H01H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87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88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89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90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91</text:p>
          </table:table-cell>
          <table:table-cell office:value-type="string">
            <text:p>F24J</text:p>
          </table:table-cell>
          <table:table-cell office:value-type="string">
            <text:p>F16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9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93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94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95</text:p>
          </table:table-cell>
          <table:table-cell office:value-type="string">
            <text:p>Y02T</text:p>
          </table:table-cell>
          <table:table-cell office:value-type="string">
            <text:p>H01M</text:p>
          </table:table-cell>
          <table:table-cell office:value-type="string">
            <text:p>Y02T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96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97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198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199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00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01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02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03</text:p>
          </table:table-cell>
          <table:table-cell office:value-type="string">
            <text:p>F24J</text:p>
          </table:table-cell>
          <table:table-cell office:value-type="string">
            <text:p>F16B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04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05</text:p>
          </table:table-cell>
          <table:table-cell office:value-type="string">
            <text:p>Y04S</text:p>
          </table:table-cell>
          <table:table-cell office:value-type="string">
            <text:p>H02J</text:p>
          </table:table-cell>
          <table:table-cell office:value-type="string">
            <text:p>Y04S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06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07</text:p>
          </table:table-cell>
          <table:table-cell office:value-type="string">
            <text:p>G05F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08</text:p>
          </table:table-cell>
          <table:table-cell office:value-type="string">
            <text:p>H02J</text:p>
          </table:table-cell>
          <table:table-cell office:value-type="string">
            <text:p>Y02B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0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10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 office:value-type="string">
            <text:p>H01R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11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1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1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14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15</text:p>
          </table:table-cell>
          <table:table-cell office:value-type="string">
            <text:p>H02H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17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1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19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20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21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22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23</text:p>
          </table:table-cell>
          <table:table-cell office:value-type="string">
            <text:p>G06Q</text:p>
          </table:table-cell>
          <table:table-cell office:value-type="string">
            <text:p>Y04S</text:p>
          </table:table-cell>
          <table:table-cell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224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25</text:p>
          </table:table-cell>
          <table:table-cell office:value-type="string">
            <text:p>G01R</text:p>
          </table:table-cell>
          <table:table-cell office:value-type="string">
            <text:p>G08B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26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27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28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29</text:p>
          </table:table-cell>
          <table:table-cell office:value-type="string">
            <text:p>G01W</text:p>
          </table:table-cell>
          <table:table-cell table:number-columns-repeated="2"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230</text:p>
          </table:table-cell>
          <table:table-cell office:value-type="string">
            <text:p>G01R</text:p>
          </table:table-cell>
          <table:table-cell office:value-type="string">
            <text:p>H02S</text:p>
          </table:table-cell>
          <table:table-cell office:value-type="string">
            <text:p>G06Q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231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32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33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34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35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36</text:p>
          </table:table-cell>
          <table:table-cell office:value-type="string">
            <text:p>F24J</text:p>
          </table:table-cell>
          <table:table-cell office:value-type="string">
            <text:p>F16B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37</text:p>
          </table:table-cell>
          <table:table-cell office:value-type="string">
            <text:p>H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38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39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4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41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4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43</text:p>
          </table:table-cell>
          <table:table-cell office:value-type="string">
            <text:p>H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44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45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46</text:p>
          </table:table-cell>
          <table:table-cell office:value-type="string">
            <text:p>H03K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4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E04D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48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49</text:p>
          </table:table-cell>
          <table:table-cell office:value-type="string">
            <text:p>Y02E</text:p>
          </table:table-cell>
          <table:table-cell office:value-type="string">
            <text:p>G06Q</text:p>
          </table:table-cell>
          <table:table-cell office:value-type="string">
            <text:p>H02J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50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51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Y04S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52</text:p>
          </table:table-cell>
          <table:table-cell office:value-type="string">
            <text:p>G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53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54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55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56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57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58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59</text:p>
          </table:table-cell>
          <table:table-cell office:value-type="string">
            <text:p>H01H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60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61</text:p>
          </table:table-cell>
          <table:table-cell office:value-type="string">
            <text:p>H02M</text:p>
          </table:table-cell>
          <table:table-cell office:value-type="string">
            <text:p>Y02B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62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6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64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65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66</text:p>
          </table:table-cell>
          <table:table-cell office:value-type="string">
            <text:p>H02J</text:p>
          </table:table-cell>
          <table:table-cell office:value-type="string">
            <text:p>Y02B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67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68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69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70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71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273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74</text:p>
          </table:table-cell>
          <table:table-cell office:value-type="string">
            <text:p>H04Q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75</text:p>
          </table:table-cell>
          <table:table-cell office:value-type="string">
            <text:p>H05K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282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86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92</text:p>
          </table:table-cell>
          <table:table-cell office:value-type="string">
            <text:p>G01R</text:p>
          </table:table-cell>
          <table:table-cell office:value-type="string">
            <text:p>H02S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295</text:p>
          </table:table-cell>
          <table:table-cell office:value-type="string">
            <text:p>Y02B</text:p>
          </table:table-cell>
          <table:table-cell office:value-type="string">
            <text:p>F02D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04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06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10</text:p>
          </table:table-cell>
          <table:table-cell office:value-type="string">
            <text:p>G01W</text:p>
          </table:table-cell>
          <table:table-cell table:number-columns-repeated="2"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311</text:p>
          </table:table-cell>
          <table:table-cell office:value-type="string">
            <text:p>G01R</text:p>
          </table:table-cell>
          <table:table-cell office:value-type="string">
            <text:p>H02S</text:p>
          </table:table-cell>
          <table:table-cell office:value-type="string">
            <text:p>G06Q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314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15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16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17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18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19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20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21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2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2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24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25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26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27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2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29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30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31</text:p>
          </table:table-cell>
          <table:table-cell office:value-type="string">
            <text:p>G06Q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3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3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34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35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36</text:p>
          </table:table-cell>
          <table:table-cell office:value-type="string">
            <text:p>B23K</text:p>
          </table:table-cell>
          <table:table-cell office:value-type="string">
            <text:p>H01L</text:p>
          </table:table-cell>
          <table:table-cell office:value-type="string">
            <text:p>B23K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37</text:p>
          </table:table-cell>
          <table:table-cell office:value-type="string">
            <text:p>F16M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38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39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40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41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42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43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45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46</text:p>
          </table:table-cell>
          <table:table-cell office:value-type="string">
            <text:p>G06Q</text:p>
          </table:table-cell>
          <table:table-cell office:value-type="string">
            <text:p>Y04S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47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48</text:p>
          </table:table-cell>
          <table:table-cell office:value-type="string">
            <text:p>H01M</text:p>
          </table:table-cell>
          <table:table-cell office:value-type="string">
            <text:p>Y02E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49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50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51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52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53</text:p>
          </table:table-cell>
          <table:table-cell office:value-type="string">
            <text:p>Y02E</text:p>
          </table:table-cell>
          <table:table-cell office:value-type="string">
            <text:p>H01M</text:p>
          </table:table-cell>
          <table:table-cell office:value-type="string">
            <text:p>Y02E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54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E04D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55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E04D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56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57</text:p>
          </table:table-cell>
          <table:table-cell office:value-type="string">
            <text:p>F24J</text:p>
          </table:table-cell>
          <table:table-cell office:value-type="string">
            <text:p>H01R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58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59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60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Y04S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61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62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63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64</text:p>
          </table:table-cell>
          <table:table-cell office:value-type="string">
            <text:p>H02H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65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66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67</text:p>
          </table:table-cell>
          <table:table-cell office:value-type="string">
            <text:p>Y02B</text:p>
          </table:table-cell>
          <table:table-cell office:value-type="string">
            <text:p>Y04S</text:p>
          </table:table-cell>
          <table:table-cell office:value-type="string">
            <text:p>G01D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68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69</text:p>
          </table:table-cell>
          <table:table-cell office:value-type="string">
            <text:p>Y04S</text:p>
          </table:table-cell>
          <table:table-cell office:value-type="string">
            <text:p>Y02B</text:p>
          </table:table-cell>
          <table:table-cell office:value-type="string">
            <text:p>H02J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70</text:p>
          </table:table-cell>
          <table:table-cell office:value-type="string">
            <text:p>E04H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71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72</text:p>
          </table:table-cell>
          <table:table-cell office:value-type="string">
            <text:p>G01D</text:p>
          </table:table-cell>
          <table:table-cell office:value-type="string">
            <text:p>H04Q</text:p>
          </table:table-cell>
          <table:table-cell office:value-type="string">
            <text:p>Y04S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73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74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75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G06Q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76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77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7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79</text:p>
          </table:table-cell>
          <table:table-cell office:value-type="string">
            <text:p>G06Q</text:p>
          </table:table-cell>
          <table:table-cell office:value-type="string">
            <text:p>Y04S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80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81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82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83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84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 office:value-type="string">
            <text:p>H01R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85</text:p>
          </table:table-cell>
          <table:table-cell office:value-type="string">
            <text:p>G06T</text:p>
          </table:table-cell>
          <table:table-cell office:value-type="string">
            <text:p>F24J</text:p>
          </table:table-cell>
          <table:table-cell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386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87</text:p>
          </table:table-cell>
          <table:table-cell office:value-type="string">
            <text:p>G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8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89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390</text:p>
          </table:table-cell>
          <table:table-cell office:value-type="string">
            <text:p>G06Q</text:p>
          </table:table-cell>
          <table:table-cell office:value-type="string">
            <text:p>Y04S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91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92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93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94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395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96</text:p>
          </table:table-cell>
          <table:table-cell office:value-type="string">
            <text:p>G06Q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97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98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399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00</text:p>
          </table:table-cell>
          <table:table-cell office:value-type="string">
            <text:p>G06T</text:p>
          </table:table-cell>
          <table:table-cell office:value-type="string">
            <text:p>G01W</text:p>
          </table:table-cell>
          <table:table-cell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401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0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03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04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G05F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05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06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07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0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09</text:p>
          </table:table-cell>
          <table:table-cell office:value-type="string">
            <text:p>Y02E</text:p>
          </table:table-cell>
          <table:table-cell office:value-type="string">
            <text:p>G01W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10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11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12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13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14</text:p>
          </table:table-cell>
          <table:table-cell office:value-type="string">
            <text:p>H02H</text:p>
          </table:table-cell>
          <table:table-cell office:value-type="string">
            <text:p>Y02B</text:p>
          </table:table-cell>
          <table:table-cell office:value-type="string">
            <text:p>H02H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15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16</text:p>
          </table:table-cell>
          <table:table-cell office:value-type="string">
            <text:p>H01L</text:p>
          </table:table-cell>
          <table:table-cell office:value-type="string">
            <text:p>G01R</text:p>
          </table:table-cell>
          <table:table-cell office:value-type="string">
            <text:p>Y02E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1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18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19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20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21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22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23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24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25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26</text:p>
          </table:table-cell>
          <table:table-cell office:value-type="string">
            <text:p>G06F</text:p>
          </table:table-cell>
          <table:table-cell office:value-type="string">
            <text:p>H02J</text:p>
          </table:table-cell>
          <table:table-cell office:value-type="string">
            <text:p>Y02B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27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2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29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Y04S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30</text:p>
          </table:table-cell>
          <table:table-cell office:value-type="string">
            <text:p>G05F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31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G05F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3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33</text:p>
          </table:table-cell>
          <table:table-cell office:value-type="string">
            <text:p>G01R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34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35</text:p>
          </table:table-cell>
          <table:table-cell office:value-type="string">
            <text:p>Y02E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36</text:p>
          </table:table-cell>
          <table:table-cell office:value-type="string">
            <text:p>Y02E</text:p>
          </table:table-cell>
          <table:table-cell office:value-type="string">
            <text:p>H01M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37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38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39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4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41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42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43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44</text:p>
          </table:table-cell>
          <table:table-cell office:value-type="string">
            <text:p>G01F</text:p>
          </table:table-cell>
          <table:table-cell office:value-type="string">
            <text:p>H04Q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45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46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47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48</text:p>
          </table:table-cell>
          <table:table-cell office:value-type="string">
            <text:p>H02J</text:p>
          </table:table-cell>
          <table:table-cell office:value-type="string">
            <text:p>Y02B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49</text:p>
          </table:table-cell>
          <table:table-cell office:value-type="string">
            <text:p>G09F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50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51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52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53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54</text:p>
          </table:table-cell>
          <table:table-cell office:value-type="string">
            <text:p>H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55</text:p>
          </table:table-cell>
          <table:table-cell office:value-type="string">
            <text:p>H02H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56</text:p>
          </table:table-cell>
          <table:table-cell office:value-type="string">
            <text:p>H05K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57</text:p>
          </table:table-cell>
          <table:table-cell office:value-type="string">
            <text:p>H04Q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58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59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H01H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60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61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6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63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64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Y04S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65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66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67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68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69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70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71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72</text:p>
          </table:table-cell>
          <table:table-cell office:value-type="string">
            <text:p>Y02E</text:p>
          </table:table-cell>
          <table:table-cell office:value-type="string">
            <text:p>H02H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73</text:p>
          </table:table-cell>
          <table:table-cell office:value-type="string">
            <text:p>G05F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74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75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76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7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78</text:p>
          </table:table-cell>
          <table:table-cell office:value-type="string">
            <text:p>H01L</text:p>
          </table:table-cell>
          <table:table-cell office:value-type="string">
            <text:p>H01R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7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8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81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Y04S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8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83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84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85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86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87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88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89</text:p>
          </table:table-cell>
          <table:table-cell office:value-type="string">
            <text:p>F24J</text:p>
          </table:table-cell>
          <table:table-cell office:value-type="string">
            <text:p>G01S</text:p>
          </table:table-cell>
          <table:table-cell office:value-type="string">
            <text:p>Y02E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49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91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9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93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95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96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97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49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49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00</text:p>
          </table:table-cell>
          <table:table-cell office:value-type="string">
            <text:p>G01R</text:p>
          </table:table-cell>
          <table:table-cell office:value-type="string">
            <text:p>Y04S</text:p>
          </table:table-cell>
          <table:table-cell office:value-type="string">
            <text:p>Y02B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01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02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03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04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05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06</text:p>
          </table:table-cell>
          <table:table-cell office:value-type="string">
            <text:p>Y02E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07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G05F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08</text:p>
          </table:table-cell>
          <table:table-cell office:value-type="string">
            <text:p>H01H</text:p>
          </table:table-cell>
          <table:table-cell office:value-type="string">
            <text:p>H02M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09</text:p>
          </table:table-cell>
          <table:table-cell office:value-type="string">
            <text:p>H05K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10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11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12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13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14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15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E04D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16</text:p>
          </table:table-cell>
          <table:table-cell office:value-type="string">
            <text:p>G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17</text:p>
          </table:table-cell>
          <table:table-cell office:value-type="string">
            <text:p>G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18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19</text:p>
          </table:table-cell>
          <table:table-cell office:value-type="string">
            <text:p>H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20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21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22</text:p>
          </table:table-cell>
          <table:table-cell office:value-type="string">
            <text:p>Y02E</text:p>
          </table:table-cell>
          <table:table-cell office:value-type="string">
            <text:p>H01R</text:p>
          </table:table-cell>
          <table:table-cell office:value-type="string">
            <text:p>H02G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23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24</text:p>
          </table:table-cell>
          <table:table-cell office:value-type="string">
            <text:p>H02H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25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26</text:p>
          </table:table-cell>
          <table:table-cell office:value-type="string">
            <text:p>F24J</text:p>
          </table:table-cell>
          <table:table-cell office:value-type="string">
            <text:p>F16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2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2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29</text:p>
          </table:table-cell>
          <table:table-cell office:value-type="string">
            <text:p>Y04S</text:p>
          </table:table-cell>
          <table:table-cell office:value-type="string">
            <text:p>H02J</text:p>
          </table:table-cell>
          <table:table-cell office:value-type="string">
            <text:p>Y04S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530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31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32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G08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33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34</text:p>
          </table:table-cell>
          <table:table-cell office:value-type="string">
            <text:p>G08B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35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36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37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3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39</text:p>
          </table:table-cell>
          <table:table-cell office:value-type="string">
            <text:p>H02H</text:p>
          </table:table-cell>
          <table:table-cell office:value-type="string">
            <text:p>Y02E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40</text:p>
          </table:table-cell>
          <table:table-cell office:value-type="string">
            <text:p>G01R</text:p>
          </table:table-cell>
          <table:table-cell office:value-type="string">
            <text:p>H04Q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41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42</text:p>
          </table:table-cell>
          <table:table-cell office:value-type="string">
            <text:p>G01W</text:p>
          </table:table-cell>
          <table:table-cell office:value-type="string">
            <text:p>G01C</text:p>
          </table:table-cell>
          <table:table-cell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543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44</text:p>
          </table:table-cell>
          <table:table-cell office:value-type="string">
            <text:p>H01L</text:p>
          </table:table-cell>
          <table:table-cell office:value-type="string">
            <text:p>H03K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45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46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47</text:p>
          </table:table-cell>
          <table:table-cell office:value-type="string">
            <text:p>E04D</text:p>
          </table:table-cell>
          <table:table-cell office:value-type="string">
            <text:p>H01L</text:p>
          </table:table-cell>
          <table:table-cell office:value-type="string">
            <text:p>E04D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48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4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50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51</text:p>
          </table:table-cell>
          <table:table-cell office:value-type="string">
            <text:p>G03G</text:p>
          </table:table-cell>
          <table:table-cell office:value-type="string">
            <text:p>G01R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52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53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54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55</text:p>
          </table:table-cell>
          <table:table-cell office:value-type="string">
            <text:p>F24J</text:p>
          </table:table-cell>
          <table:table-cell office:value-type="string">
            <text:p>F16C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56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57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5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59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60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61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62</text:p>
          </table:table-cell>
          <table:table-cell office:value-type="string">
            <text:p>G01R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63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64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65</text:p>
          </table:table-cell>
          <table:table-cell office:value-type="string">
            <text:p>G01R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66</text:p>
          </table:table-cell>
          <table:table-cell office:value-type="string">
            <text:p>Y02E</text:p>
          </table:table-cell>
          <table:table-cell office:value-type="string">
            <text:p>Y04S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67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68</text:p>
          </table:table-cell>
          <table:table-cell office:value-type="string">
            <text:p>G01R</text:p>
          </table:table-cell>
          <table:table-cell office:value-type="string">
            <text:p>G01D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6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70</text:p>
          </table:table-cell>
          <table:table-cell office:value-type="string">
            <text:p>Y02B</text:p>
          </table:table-cell>
          <table:table-cell office:value-type="string">
            <text:p>G01J</text:p>
          </table:table-cell>
          <table:table-cell office:value-type="string">
            <text:p>G01S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71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72</text:p>
          </table:table-cell>
          <table:table-cell office:value-type="string">
            <text:p>G06F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73</text:p>
          </table:table-cell>
          <table:table-cell office:value-type="string">
            <text:p>Y02E</text:p>
          </table:table-cell>
          <table:table-cell office:value-type="string">
            <text:p>H01M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74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75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76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77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7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79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80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81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82</text:p>
          </table:table-cell>
          <table:table-cell office:value-type="string">
            <text:p>H02H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83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84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85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86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87</text:p>
          </table:table-cell>
          <table:table-cell office:value-type="string">
            <text:p>F24J</text:p>
          </table:table-cell>
          <table:table-cell office:value-type="string">
            <text:p>B32B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88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589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90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91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9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93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94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95</text:p>
          </table:table-cell>
          <table:table-cell office:value-type="string">
            <text:p>E04D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96</text:p>
          </table:table-cell>
          <table:table-cell office:value-type="string">
            <text:p>H05K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97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59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599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00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01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03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04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05</text:p>
          </table:table-cell>
          <table:table-cell office:value-type="string">
            <text:p>F24F</text:p>
          </table:table-cell>
          <table:table-cell office:value-type="string">
            <text:p>Y02B</text:p>
          </table:table-cell>
          <table:table-cell office:value-type="string">
            <text:p>F24F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06</text:p>
          </table:table-cell>
          <table:table-cell office:value-type="string">
            <text:p>G01J</text:p>
          </table:table-cell>
          <table:table-cell office:value-type="string">
            <text:p>G01S</text:p>
          </table:table-cell>
          <table:table-cell office:value-type="string">
            <text:p>G01W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607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08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09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10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11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12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13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14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15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16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17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18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19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20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21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22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23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24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25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26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2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28</text:p>
          </table:table-cell>
          <table:table-cell office:value-type="string">
            <text:p>H01L</text:p>
          </table:table-cell>
          <table:table-cell office:value-type="string">
            <text:p>H02H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29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3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31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32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33</text:p>
          </table:table-cell>
          <table:table-cell office:value-type="string">
            <text:p>G05B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34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35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36</text:p>
          </table:table-cell>
          <table:table-cell office:value-type="string">
            <text:p>Y02E</text:p>
          </table:table-cell>
          <table:table-cell office:value-type="string">
            <text:p>H02H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37</text:p>
          </table:table-cell>
          <table:table-cell office:value-type="string">
            <text:p>H02H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38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39</text:p>
          </table:table-cell>
          <table:table-cell office:value-type="string">
            <text:p>H02H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40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41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42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43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44</text:p>
          </table:table-cell>
          <table:table-cell office:value-type="string">
            <text:p>H02M</text:p>
          </table:table-cell>
          <table:table-cell office:value-type="string">
            <text:p>H03K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45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46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47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48</text:p>
          </table:table-cell>
          <table:table-cell office:value-type="string">
            <text:p>H02H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49</text:p>
          </table:table-cell>
          <table:table-cell office:value-type="string">
            <text:p>H05K</text:p>
          </table:table-cell>
          <table:table-cell office:value-type="string">
            <text:p>F28D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50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51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52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53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54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55</text:p>
          </table:table-cell>
          <table:table-cell office:value-type="string">
            <text:p>Y02E</text:p>
          </table:table-cell>
          <table:table-cell office:value-type="string">
            <text:p>B32B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56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57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58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59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60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61</text:p>
          </table:table-cell>
          <table:table-cell office:value-type="string">
            <text:p>H02M</text:p>
          </table:table-cell>
          <table:table-cell office:value-type="string">
            <text:p>Y02B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62</text:p>
          </table:table-cell>
          <table:table-cell office:value-type="string">
            <text:p>H02H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63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64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65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66</text:p>
          </table:table-cell>
          <table:table-cell office:value-type="string">
            <text:p>F24J</text:p>
          </table:table-cell>
          <table:table-cell office:value-type="string">
            <text:p>E04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67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68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69</text:p>
          </table:table-cell>
          <table:table-cell office:value-type="string">
            <text:p>F24J</text:p>
          </table:table-cell>
          <table:table-cell office:value-type="string">
            <text:p>F16B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7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71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72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73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74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75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76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77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7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79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80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81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82</text:p>
          </table:table-cell>
          <table:table-cell office:value-type="string">
            <text:p>H02H</text:p>
          </table:table-cell>
          <table:table-cell office:value-type="string">
            <text:p>G01R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683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84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85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86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87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88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68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E04C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9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91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92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93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94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95</text:p>
          </table:table-cell>
          <table:table-cell office:value-type="string">
            <text:p>H05K</text:p>
          </table:table-cell>
          <table:table-cell office:value-type="string">
            <text:p>H02M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96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697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98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699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00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01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02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03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04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05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06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07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08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09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10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11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12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13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14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15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16</text:p>
          </table:table-cell>
          <table:table-cell office:value-type="string">
            <text:p>H02J</text:p>
          </table:table-cell>
          <table:table-cell office:value-type="string">
            <text:p>G05F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17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18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19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20</text:p>
          </table:table-cell>
          <table:table-cell office:value-type="string">
            <text:p>Y02E</text:p>
          </table:table-cell>
          <table:table-cell office:value-type="string">
            <text:p>G01S</text:p>
          </table:table-cell>
          <table:table-cell office:value-type="string">
            <text:p>G06Q</text:p>
          </table:table-cell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721</text:p>
          </table:table-cell>
          <table:table-cell office:value-type="string">
            <text:p>F24J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22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23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24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25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26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27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28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29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30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31</text:p>
          </table:table-cell>
          <table:table-cell office:value-type="string">
            <text:p>G01S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32</text:p>
          </table:table-cell>
          <table:table-cell office:value-type="string">
            <text:p>G01S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33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34</text:p>
          </table:table-cell>
          <table:table-cell office:value-type="string">
            <text:p>G01R</text:p>
          </table:table-cell>
          <table:table-cell office:value-type="string">
            <text:p>G06Q</text:p>
          </table:table-cell>
          <table:table-cell office:value-type="string">
            <text:p>G05F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35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36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37</text:p>
          </table:table-cell>
          <table:table-cell office:value-type="string">
            <text:p>G01R</text:p>
          </table:table-cell>
          <table:table-cell office:value-type="string">
            <text:p>H02S</text:p>
          </table:table-cell>
          <table:table-cell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738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39</text:p>
          </table:table-cell>
          <table:table-cell office:value-type="string">
            <text:p>H02J</text:p>
          </table:table-cell>
          <table:table-cell office:value-type="string">
            <text:p>G01R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40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42</text:p>
          </table:table-cell>
          <table:table-cell office:value-type="string">
            <text:p>G08C</text:p>
          </table:table-cell>
          <table:table-cell office:value-type="string">
            <text:p>H04Q</text:p>
          </table:table-cell>
          <table:table-cell office:value-type="string">
            <text:p>H04B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43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44</text:p>
          </table:table-cell>
          <table:table-cell office:value-type="string">
            <text:p>H02J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45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46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47</text:p>
          </table:table-cell>
          <table:table-cell table:number-columns-repeated="3"/>
          <table:table-cell office:value-type="string">
            <text:p>Site Assessment</text:p>
          </table:table-cell>
        </table:table-row>
        <table:table-row table:style-name="ro1">
          <table:table-cell office:value-type="string">
            <text:p>pat0748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49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50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51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52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53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54</text:p>
          </table:table-cell>
          <table:table-cell office:value-type="string">
            <text:p>F24J</text:p>
          </table:table-cell>
          <table:table-cell office:value-type="string">
            <text:p>F16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55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56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57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58</text:p>
          </table:table-cell>
          <table:table-cell office:value-type="string">
            <text:p>H02H</text:p>
          </table:table-cell>
          <table:table-cell office:value-type="string">
            <text:p>H01L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59</text:p>
          </table:table-cell>
          <table:table-cell office:value-type="string">
            <text:p>F24J</text:p>
          </table:table-cell>
          <table:table-cell office:value-type="string">
            <text:p>E04H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60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61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62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E04D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63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64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65</text:p>
          </table:table-cell>
          <table:table-cell office:value-type="string">
            <text:p>H02J</text:p>
          </table:table-cell>
          <table:table-cell office:value-type="string">
            <text:p>H02M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66</text:p>
          </table:table-cell>
          <table:table-cell office:value-type="string">
            <text:p>H02J</text:p>
          </table:table-cell>
          <table:table-cell office:value-type="string">
            <text:p>H01M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67</text:p>
          </table:table-cell>
          <table:table-cell office:value-type="string">
            <text:p>F24J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68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69</text:p>
          </table:table-cell>
          <table:table-cell office:value-type="string">
            <text:p>H01M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70</text:p>
          </table:table-cell>
          <table:table-cell office:value-type="string">
            <text:p>Y02B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71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72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73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74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75</text:p>
          </table:table-cell>
          <table:table-cell office:value-type="string">
            <text:p>F24J</text:p>
          </table:table-cell>
          <table:table-cell office:value-type="string">
            <text:p>F16B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77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78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79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80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81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82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83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84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85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86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87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88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89</text:p>
          </table:table-cell>
          <table:table-cell office:value-type="string">
            <text:p>Y02E</text:p>
          </table:table-cell>
          <table:table-cell office:value-type="string">
            <text:p>G05F</text:p>
          </table:table-cell>
          <table:table-cell office:value-type="string">
            <text:p>H02M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9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91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F24J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92</text:p>
          </table:table-cell>
          <table:table-cell office:value-type="string">
            <text:p>H02M</text:p>
          </table:table-cell>
          <table:table-cell office:value-type="string">
            <text:p>Y02E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793</text:p>
          </table:table-cell>
          <table:table-cell office:value-type="string">
            <text:p>H01R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94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95</text:p>
          </table:table-cell>
          <table:table-cell office:value-type="string">
            <text:p>G06F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796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97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98</text:p>
          </table:table-cell>
          <table:table-cell office:value-type="string">
            <text:p>F24J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79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00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01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802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03</text:p>
          </table:table-cell>
          <table:table-cell office:value-type="string">
            <text:p>E04D</text:p>
          </table:table-cell>
          <table:table-cell office:value-type="string">
            <text:p>Y02B</text:p>
          </table:table-cell>
          <table:table-cell office:value-type="string">
            <text:p>E04D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04</text:p>
          </table:table-cell>
          <table:table-cell office:value-type="string">
            <text:p>Y02E</text:p>
          </table:table-cell>
          <table:table-cell office:value-type="string">
            <text:p>H02J</text:p>
          </table:table-cell>
          <table:table-cell office:value-type="string">
            <text:p>Y02E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05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06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07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08</text:p>
          </table:table-cell>
          <table:table-cell office:value-type="string">
            <text:p>G05F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09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810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11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12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13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14</text:p>
          </table:table-cell>
          <table:table-cell office:value-type="string">
            <text:p>E04F</text:p>
          </table:table-cell>
          <table:table-cell office:value-type="string">
            <text:p>F24J</text:p>
          </table:table-cell>
          <table:table-cell office:value-type="string">
            <text:p>Y02B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15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16</text:p>
          </table:table-cell>
          <table:table-cell office:value-type="string">
            <text:p>H02J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17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18</text:p>
          </table:table-cell>
          <table:table-cell office:value-type="string">
            <text:p>G01R</text:p>
          </table:table-cell>
          <table:table-cell table:number-columns-repeated="2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81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20</text:p>
          </table:table-cell>
          <table:table-cell office:value-type="string">
            <text:p>H01L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21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22</text:p>
          </table:table-cell>
          <table:table-cell office:value-type="string">
            <text:p>H02G</text:p>
          </table:table-cell>
          <table:table-cell table:number-columns-repeated="2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23</text:p>
          </table:table-cell>
          <table:table-cell office:value-type="string">
            <text:p>H02M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24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25</text:p>
          </table:table-cell>
          <table:table-cell office:value-type="string">
            <text:p>F24J</text:p>
          </table:table-cell>
          <table:table-cell office:value-type="string">
            <text:p>F16B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26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27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28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829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30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31</text:p>
          </table:table-cell>
          <table:table-cell office:value-type="string">
            <text:p>Y02E</text:p>
          </table:table-cell>
          <table:table-cell office:value-type="string">
            <text:p>H02M</text:p>
          </table:table-cell>
          <table:table-cell office:value-type="string">
            <text:p>H02J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32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33</text:p>
          </table:table-cell>
          <table:table-cell table:number-columns-repeated="3"/>
          <table:table-cell office:value-type="string">
            <text:p>Solar Monitoring</text:p>
          </table:table-cell>
        </table:table-row>
        <table:table-row table:style-name="ro1">
          <table:table-cell office:value-type="string">
            <text:p>pat0834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35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36</text:p>
          </table:table-cell>
          <table:table-cell table:number-columns-repeated="3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37</text:p>
          </table:table-cell>
          <table:table-cell office:value-type="string">
            <text:p>G01R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38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39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40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41</text:p>
          </table:table-cell>
          <table:table-cell office:value-type="string">
            <text:p>F24J</text:p>
          </table:table-cell>
          <table:table-cell office:value-type="string">
            <text:p>H01L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42</text:p>
          </table:table-cell>
          <table:table-cell office:value-type="string">
            <text:p>H01L</text:p>
          </table:table-cell>
          <table:table-cell office:value-type="string">
            <text:p>Y02B</text:p>
          </table:table-cell>
          <table:table-cell office:value-type="string">
            <text:p>H01L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43</text:p>
          </table:table-cell>
          <table:table-cell office:value-type="string">
            <text:p>H01H</text:p>
          </table:table-cell>
          <table:table-cell table:number-columns-repeated="2"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44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45</text:p>
          </table:table-cell>
          <table:table-cell office:value-type="string">
            <text:p>G01R</text:p>
          </table:table-cell>
          <table:table-cell office:value-type="string">
            <text:p>H02H</text:p>
          </table:table-cell>
          <table:table-cell/>
          <table:table-cell office:value-type="string">
            <text:p>Solar Inverter</text:p>
          </table:table-cell>
        </table:table-row>
        <table:table-row table:style-name="ro1">
          <table:table-cell office:value-type="string">
            <text:p>pat0846</text:p>
          </table:table-cell>
          <table:table-cell office:value-type="string">
            <text:p>Y02E</text:p>
          </table:table-cell>
          <table:table-cell office:value-type="string">
            <text:p>F24J</text:p>
          </table:table-cell>
          <table:table-cell office:value-type="string">
            <text:p>Y02E</text:p>
          </table:table-cell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47</text:p>
          </table:table-cell>
          <table:table-cell table:number-columns-repeated="3"/>
          <table:table-cell office:value-type="string">
            <text:p>Solar Mounting/Rack</text:p>
          </table:table-cell>
        </table:table-row>
        <table:table-row table:style-name="ro1">
          <table:table-cell office:value-type="string">
            <text:p>pat0848</text:p>
          </table:table-cell>
          <table:table-cell table:number-columns-repeated="3"/>
          <table:table-cell office:value-type="string">
            <text:p>Solar Mounting/Rack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E1:Sheet1.E8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subhashini </meta:initial-creator>
    <meta:creation-date>2013-06-18T07:25:28</meta:creation-date>
    <dc:date>2013-06-18T07:31:35</dc:date>
    <dc:creator>vsubhashini </dc:creator>
    <meta:editing-duration>P0D</meta:editing-duration>
    <meta:editing-cycles>1</meta:editing-cycles>
    <meta:document-statistic meta:table-count="3" meta:cell-count="3370" meta:object-count="0"/>
    <meta:generator>LibreOffice/3.5$Linux_X86_64 LibreOffice_project/350m1$Build-2</meta:generator>
  </office:meta>
</office:document-meta>
</file>